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1" table:style-name="ta1">
        <table:shapes>
          <draw:frame draw:z-index="0" draw:style-name="gr1" draw:text-style-name="P1" svg:width="159.99mm" svg:height="89.99mm" svg:x="67.74mm" svg:y="9.04mm">
            <draw:object draw:notify-on-update-of-ranges="Vel1.A2:Vel1.A951 Vel1.B2:Vel1.B9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Q36</text:p>
          </table:table-cell>
        </table:table-row>
        <table:table-row table:style-name="ro1">
          <table:table-cell table:style-name="ce1" office:value-type="float" office:value="-0.00002" calcext:value-type="float">
            <text:p>-2.00E-05</text:p>
          </table:table-cell>
          <table:table-cell table:style-name="ce1" office:value-type="float" office:value="0.000009" calcext:value-type="float">
            <text:p>9.00E-06</text:p>
          </table:table-cell>
        </table:table-row>
        <table:table-row table:style-name="ro1">
          <table:table-cell office:value-type="float" office:value="0.000828" calcext:value-type="float">
            <text:p>0.000828</text:p>
          </table:table-cell>
          <table:table-cell office:value-type="float" office:value="0.003117" calcext:value-type="float">
            <text:p>0.003117</text:p>
          </table:table-cell>
        </table:table-row>
        <table:table-row table:style-name="ro1">
          <table:table-cell office:value-type="float" office:value="0.000947" calcext:value-type="float">
            <text:p>0.000947</text:p>
          </table:table-cell>
          <table:table-cell office:value-type="float" office:value="-0.002211" calcext:value-type="float">
            <text:p>-0.002211</text:p>
          </table:table-cell>
        </table:table-row>
        <table:table-row table:style-name="ro1">
          <table:table-cell office:value-type="float" office:value="0.002146" calcext:value-type="float">
            <text:p>0.002146</text:p>
          </table:table-cell>
          <table:table-cell office:value-type="float" office:value="0.006507" calcext:value-type="float">
            <text:p>0.006507</text:p>
          </table:table-cell>
        </table:table-row>
        <table:table-row table:style-name="ro1">
          <table:table-cell office:value-type="float" office:value="0.002294" calcext:value-type="float">
            <text:p>0.002294</text:p>
          </table:table-cell>
          <table:table-cell office:value-type="float" office:value="-0.004157" calcext:value-type="float">
            <text:p>-0.004157</text:p>
          </table:table-cell>
        </table:table-row>
        <table:table-row table:style-name="ro1">
          <table:table-cell office:value-type="float" office:value="0.003559" calcext:value-type="float">
            <text:p>0.003559</text:p>
          </table:table-cell>
          <table:table-cell office:value-type="float" office:value="0.009331" calcext:value-type="float">
            <text:p>0.009331</text:p>
          </table:table-cell>
        </table:table-row>
        <table:table-row table:style-name="ro1">
          <table:table-cell office:value-type="float" office:value="0.004314" calcext:value-type="float">
            <text:p>0.004314</text:p>
          </table:table-cell>
          <table:table-cell office:value-type="float" office:value="-0.006104" calcext:value-type="float">
            <text:p>-0.006104</text:p>
          </table:table-cell>
        </table:table-row>
        <table:table-row table:style-name="ro1">
          <table:table-cell office:value-type="float" office:value="0.005161" calcext:value-type="float">
            <text:p>0.005161</text:p>
          </table:table-cell>
          <table:table-cell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0.006484" calcext:value-type="float">
            <text:p>0.006484</text:p>
          </table:table-cell>
          <table:table-cell office:value-type="float" office:value="-0.007453" calcext:value-type="float">
            <text:p>-0.007453</text:p>
          </table:table-cell>
        </table:table-row>
        <table:table-row table:style-name="ro1">
          <table:table-cell office:value-type="float" office:value="0.006856" calcext:value-type="float">
            <text:p>0.006856</text:p>
          </table:table-cell>
          <table:table-cell office:value-type="float" office:value="0.014414" calcext:value-type="float">
            <text:p>0.014414</text:p>
          </table:table-cell>
        </table:table-row>
        <table:table-row table:style-name="ro1">
          <table:table-cell office:value-type="float" office:value="0.008741" calcext:value-type="float">
            <text:p>0.008741</text:p>
          </table:table-cell>
          <table:table-cell office:value-type="float" office:value="0.017049" calcext:value-type="float">
            <text:p>0.017049</text:p>
          </table:table-cell>
        </table:table-row>
        <table:table-row table:style-name="ro1">
          <table:table-cell office:value-type="float" office:value="0.009027" calcext:value-type="float">
            <text:p>0.009027</text:p>
          </table:table-cell>
          <table:table-cell office:value-type="float" office:value="-0.008728" calcext:value-type="float">
            <text:p>-0.008728</text:p>
          </table:table-cell>
        </table:table-row>
        <table:table-row table:style-name="ro1">
          <table:table-cell office:value-type="float" office:value="0.010908" calcext:value-type="float">
            <text:p>0.010908</text:p>
          </table:table-cell>
          <table:table-cell office:value-type="float" office:value="0.019402" calcext:value-type="float">
            <text:p>0.019402</text:p>
          </table:table-cell>
        </table:table-row>
        <table:table-row table:style-name="ro1">
          <table:table-cell office:value-type="float" office:value="0.012394" calcext:value-type="float">
            <text:p>0.012394</text:p>
          </table:table-cell>
          <table:table-cell office:value-type="float" office:value="-0.010302" calcext:value-type="float">
            <text:p>-0.010302</text:p>
          </table:table-cell>
        </table:table-row>
        <table:table-row table:style-name="ro1">
          <table:table-cell office:value-type="float" office:value="0.01298" calcext:value-type="float">
            <text:p>0.01298</text:p>
          </table:table-cell>
          <table:table-cell office:value-type="float" office:value="0.021566" calcext:value-type="float">
            <text:p>0.021566</text:p>
          </table:table-cell>
        </table:table-row>
        <table:table-row table:style-name="ro1">
          <table:table-cell office:value-type="float" office:value="0.015242" calcext:value-type="float">
            <text:p>0.015242</text:p>
          </table:table-cell>
          <table:table-cell office:value-type="float" office:value="0.024012" calcext:value-type="float">
            <text:p>0.024012</text:p>
          </table:table-cell>
        </table:table-row>
        <table:table-row table:style-name="ro1">
          <table:table-cell office:value-type="float" office:value="0.016099" calcext:value-type="float">
            <text:p>0.016099</text:p>
          </table:table-cell>
          <table:table-cell office:value-type="float" office:value="-0.011318" calcext:value-type="float">
            <text:p>-0.011318</text:p>
          </table:table-cell>
        </table:table-row>
        <table:table-row table:style-name="ro1">
          <table:table-cell office:value-type="float" office:value="0.017691" calcext:value-type="float">
            <text:p>0.017691</text:p>
          </table:table-cell>
          <table:table-cell office:value-type="float" office:value="0.026647" calcext:value-type="float">
            <text:p>0.026647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0.012643" calcext:value-type="float">
            <text:p>-0.012643</text:p>
          </table:table-cell>
        </table:table-row>
        <table:table-row table:style-name="ro1">
          <table:table-cell office:value-type="float" office:value="0.02212" calcext:value-type="float">
            <text:p>0.02212</text:p>
          </table:table-cell>
          <table:table-cell office:value-type="float" office:value="0.030221" calcext:value-type="float">
            <text:p>0.030221</text:p>
          </table:table-cell>
        </table:table-row>
        <table:table-row table:style-name="ro1">
          <table:table-cell office:value-type="float" office:value="0.025794" calcext:value-type="float">
            <text:p>0.025794</text:p>
          </table:table-cell>
          <table:table-cell office:value-type="float" office:value="0.033796" calcext:value-type="float">
            <text:p>0.033796</text:p>
          </table:table-cell>
        </table:table-row>
        <table:table-row table:style-name="ro1">
          <table:table-cell office:value-type="float" office:value="0.028352" calcext:value-type="float">
            <text:p>0.028352</text:p>
          </table:table-cell>
          <table:table-cell office:value-type="float" office:value="-0.014537" calcext:value-type="float">
            <text:p>-0.014537</text:p>
          </table:table-cell>
        </table:table-row>
        <table:table-row table:style-name="ro1">
          <table:table-cell office:value-type="float" office:value="0.029752" calcext:value-type="float">
            <text:p>0.029752</text:p>
          </table:table-cell>
          <table:table-cell office:value-type="float" office:value="0.036711" calcext:value-type="float">
            <text:p>0.036711</text:p>
          </table:table-cell>
        </table:table-row>
        <table:table-row table:style-name="ro1">
          <table:table-cell office:value-type="float" office:value="0.034369" calcext:value-type="float">
            <text:p>0.034369</text:p>
          </table:table-cell>
          <table:table-cell office:value-type="float" office:value="0.040474" calcext:value-type="float">
            <text:p>0.040474</text:p>
          </table:table-cell>
        </table:table-row>
        <table:table-row table:style-name="ro1">
          <table:table-cell office:value-type="float" office:value="0.03974" calcext:value-type="float">
            <text:p>0.03974</text:p>
          </table:table-cell>
          <table:table-cell office:value-type="float" office:value="0.044046" calcext:value-type="float">
            <text:p>0.044046</text:p>
          </table:table-cell>
        </table:table-row>
        <table:table-row table:style-name="ro1">
          <table:table-cell office:value-type="float" office:value="0.042112" calcext:value-type="float">
            <text:p>0.042112</text:p>
          </table:table-cell>
          <table:table-cell office:value-type="float" office:value="-0.016251" calcext:value-type="float">
            <text:p>-0.016251</text:p>
          </table:table-cell>
        </table:table-row>
        <table:table-row table:style-name="ro1">
          <table:table-cell office:value-type="float" office:value="0.046618" calcext:value-type="float">
            <text:p>0.046618</text:p>
          </table:table-cell>
          <table:table-cell office:value-type="float" office:value="0.047806" calcext:value-type="float">
            <text:p>0.047806</text:p>
          </table:table-cell>
        </table:table-row>
        <table:table-row table:style-name="ro1">
          <table:table-cell office:value-type="float" office:value="0.053026" calcext:value-type="float">
            <text:p>0.053026</text:p>
          </table:table-cell>
          <table:table-cell office:value-type="float" office:value="0.052037" calcext:value-type="float">
            <text:p>0.052037</text:p>
          </table:table-cell>
        </table:table-row>
        <table:table-row table:style-name="ro1">
          <table:table-cell office:value-type="float" office:value="0.056626" calcext:value-type="float">
            <text:p>0.056626</text:p>
          </table:table-cell>
          <table:table-cell office:value-type="float" office:value="-0.017966" calcext:value-type="float">
            <text:p>-0.017966</text:p>
          </table:table-cell>
        </table:table-row>
        <table:table-row table:style-name="ro1">
          <table:table-cell office:value-type="float" office:value="0.062166" calcext:value-type="float">
            <text:p>0.062166</text:p>
          </table:table-cell>
          <table:table-cell office:value-type="float" office:value="0.056735" calcext:value-type="float">
            <text:p>0.056735</text:p>
          </table:table-cell>
        </table:table-row>
        <table:table-row table:style-name="ro1">
          <table:table-cell office:value-type="float" office:value="0.070951" calcext:value-type="float">
            <text:p>0.070951</text:p>
          </table:table-cell>
          <table:table-cell office:value-type="float" office:value="-0.019116" calcext:value-type="float">
            <text:p>-0.019116</text:p>
          </table:table-cell>
        </table:table-row>
        <table:table-row table:style-name="ro1">
          <table:table-cell office:value-type="float" office:value="0.073662" calcext:value-type="float">
            <text:p>0.073662</text:p>
          </table:table-cell>
          <table:table-cell office:value-type="float" office:value="0.063032" calcext:value-type="float">
            <text:p>0.063032</text:p>
          </table:table-cell>
        </table:table-row>
        <table:table-row table:style-name="ro1">
          <table:table-cell office:value-type="float" office:value="0.082426" calcext:value-type="float">
            <text:p>0.082426</text:p>
          </table:table-cell>
          <table:table-cell office:value-type="float" office:value="0.066412" calcext:value-type="float">
            <text:p>0.066412</text:p>
          </table:table-cell>
        </table:table-row>
        <table:table-row table:style-name="ro1">
          <table:table-cell office:value-type="float" office:value="0.092886" calcext:value-type="float">
            <text:p>0.092886</text:p>
          </table:table-cell>
          <table:table-cell office:value-type="float" office:value="0.070731" calcext:value-type="float">
            <text:p>0.070731</text:p>
          </table:table-cell>
        </table:table-row>
        <table:table-row table:style-name="ro1">
          <table:table-cell office:value-type="float" office:value="0.093947" calcext:value-type="float">
            <text:p>0.093947</text:p>
          </table:table-cell>
          <table:table-cell office:value-type="float" office:value="-0.021219" calcext:value-type="float">
            <text:p>-0.021219</text:p>
          </table:table-cell>
        </table:table-row>
        <table:table-row table:style-name="ro1">
          <table:table-cell office:value-type="float" office:value="0.10721" calcext:value-type="float">
            <text:p>0.10721</text:p>
          </table:table-cell>
          <table:table-cell office:value-type="float" office:value="0.076459" calcext:value-type="float">
            <text:p>0.076459</text:p>
          </table:table-cell>
        </table:table-row>
        <table:table-row table:style-name="ro1">
          <table:table-cell office:value-type="float" office:value="0.113361" calcext:value-type="float">
            <text:p>0.113361</text:p>
          </table:table-cell>
          <table:table-cell office:value-type="float" office:value="-0.022187" calcext:value-type="float">
            <text:p>-0.022187</text:p>
          </table:table-cell>
        </table:table-row>
        <table:table-row table:style-name="ro1">
          <table:table-cell office:value-type="float" office:value="0.120591" calcext:value-type="float">
            <text:p>0.120591</text:p>
          </table:table-cell>
          <table:table-cell office:value-type="float" office:value="0.081152" calcext:value-type="float">
            <text:p>0.081152</text:p>
          </table:table-cell>
        </table:table-row>
        <table:table-row table:style-name="ro1">
          <table:table-cell office:value-type="float" office:value="0.137082" calcext:value-type="float">
            <text:p>0.137082</text:p>
          </table:table-cell>
          <table:table-cell office:value-type="float" office:value="0.086312" calcext:value-type="float">
            <text:p>0.086312</text:p>
          </table:table-cell>
        </table:table-row>
        <table:table-row table:style-name="ro1">
          <table:table-cell office:value-type="float" office:value="0.142389" calcext:value-type="float">
            <text:p>0.142389</text:p>
          </table:table-cell>
          <table:table-cell office:value-type="float" office:value="-0.023544" calcext:value-type="float">
            <text:p>-0.023544</text:p>
          </table:table-cell>
        </table:table-row>
        <table:table-row table:style-name="ro1">
          <table:table-cell office:value-type="float" office:value="0.152914" calcext:value-type="float">
            <text:p>0.152914</text:p>
          </table:table-cell>
          <table:table-cell office:value-type="float" office:value="0.091284" calcext:value-type="float">
            <text:p>0.091284</text:p>
          </table:table-cell>
        </table:table-row>
        <table:table-row table:style-name="ro1">
          <table:table-cell office:value-type="float" office:value="0.168934" calcext:value-type="float">
            <text:p>0.168934</text:p>
          </table:table-cell>
          <table:table-cell office:value-type="float" office:value="0.095125" calcext:value-type="float">
            <text:p>0.095125</text:p>
          </table:table-cell>
        </table:table-row>
        <table:table-row table:style-name="ro1">
          <table:table-cell office:value-type="float" office:value="0.168966" calcext:value-type="float">
            <text:p>0.168966</text:p>
          </table:table-cell>
          <table:table-cell office:value-type="float" office:value="-0.023956" calcext:value-type="float">
            <text:p>-0.023956</text:p>
          </table:table-cell>
        </table:table-row>
        <table:table-row table:style-name="ro1">
          <table:table-cell office:value-type="float" office:value="0.184484" calcext:value-type="float">
            <text:p>0.184484</text:p>
          </table:table-cell>
          <table:table-cell office:value-type="float" office:value="0.098496" calcext:value-type="float">
            <text:p>0.098496</text:p>
          </table:table-cell>
        </table:table-row>
        <table:table-row table:style-name="ro1">
          <table:table-cell office:value-type="float" office:value="0.19215" calcext:value-type="float">
            <text:p>0.19215</text:p>
          </table:table-cell>
          <table:table-cell office:value-type="float" office:value="-0.024741" calcext:value-type="float">
            <text:p>-0.024741</text:p>
          </table:table-cell>
        </table:table-row>
        <table:table-row table:style-name="ro1">
          <table:table-cell office:value-type="float" office:value="0.208326" calcext:value-type="float">
            <text:p>0.208326</text:p>
          </table:table-cell>
          <table:table-cell office:value-type="float" office:value="0.10374" calcext:value-type="float">
            <text:p>0.10374</text:p>
          </table:table-cell>
        </table:table-row>
        <table:table-row table:style-name="ro1">
          <table:table-cell office:value-type="float" office:value="0.223439" calcext:value-type="float">
            <text:p>0.223439</text:p>
          </table:table-cell>
          <table:table-cell office:value-type="float" office:value="-0.025724" calcext:value-type="float">
            <text:p>-0.025724</text:p>
          </table:table-cell>
        </table:table-row>
        <table:table-row table:style-name="ro1">
          <table:table-cell office:value-type="float" office:value="0.22576" calcext:value-type="float">
            <text:p>0.22576</text:p>
          </table:table-cell>
          <table:table-cell office:value-type="float" office:value="0.107014" calcext:value-type="float">
            <text:p>0.107014</text:p>
          </table:table-cell>
        </table:table-row>
        <table:table-row table:style-name="ro1">
          <table:table-cell office:value-type="float" office:value="0.244797" calcext:value-type="float">
            <text:p>0.244797</text:p>
          </table:table-cell>
          <table:table-cell office:value-type="float" office:value="0.109815" calcext:value-type="float">
            <text:p>0.109815</text:p>
          </table:table-cell>
        </table:table-row>
        <table:table-row table:style-name="ro1">
          <table:table-cell office:value-type="float" office:value="0.255293" calcext:value-type="float">
            <text:p>0.255293</text:p>
          </table:table-cell>
          <table:table-cell office:value-type="float" office:value="-0.026332" calcext:value-type="float">
            <text:p>-0.026332</text:p>
          </table:table-cell>
        </table:table-row>
        <table:table-row table:style-name="ro1">
          <table:table-cell office:value-type="float" office:value="0.256859" calcext:value-type="float">
            <text:p>0.256859</text:p>
          </table:table-cell>
          <table:table-cell office:value-type="float" office:value="0.111307" calcext:value-type="float">
            <text:p>0.111307</text:p>
          </table:table-cell>
        </table:table-row>
        <table:table-row table:style-name="ro1">
          <table:table-cell office:value-type="float" office:value="0.273823" calcext:value-type="float">
            <text:p>0.273823</text:p>
          </table:table-cell>
          <table:table-cell office:value-type="float" office:value="0.113451" calcext:value-type="float">
            <text:p>0.113451</text:p>
          </table:table-cell>
        </table:table-row>
        <table:table-row table:style-name="ro1">
          <table:table-cell office:value-type="float" office:value="0.277535" calcext:value-type="float">
            <text:p>0.277535</text:p>
          </table:table-cell>
          <table:table-cell office:value-type="float" office:value="-0.026173" calcext:value-type="float">
            <text:p>-0.026173</text:p>
          </table:table-cell>
        </table:table-row>
        <table:table-row table:style-name="ro1">
          <table:table-cell office:value-type="float" office:value="0.293802" calcext:value-type="float">
            <text:p>0.293802</text:p>
          </table:table-cell>
          <table:table-cell office:value-type="float" office:value="0.115026" calcext:value-type="float">
            <text:p>0.115026</text:p>
          </table:table-cell>
        </table:table-row>
        <table:table-row table:style-name="ro1">
          <table:table-cell office:value-type="float" office:value="0.297515" calcext:value-type="float">
            <text:p>0.29751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0.314441" calcext:value-type="float">
            <text:p>0.314441</text:p>
          </table:table-cell>
          <table:table-cell office:value-type="float" office:value="0.116317" calcext:value-type="float">
            <text:p>0.116317</text:p>
          </table:table-cell>
        </table:table-row>
        <table:table-row table:style-name="ro1">
          <table:table-cell office:value-type="float" office:value="0.331819" calcext:value-type="float">
            <text:p>0.331819</text:p>
          </table:table-cell>
          <table:table-cell office:value-type="float" office:value="-0.025492" calcext:value-type="float">
            <text:p>-0.025492</text:p>
          </table:table-cell>
        </table:table-row>
        <table:table-row table:style-name="ro1">
          <table:table-cell office:value-type="float" office:value="0.336871" calcext:value-type="float">
            <text:p>0.336871</text:p>
          </table:table-cell>
          <table:table-cell office:value-type="float" office:value="0.117324" calcext:value-type="float">
            <text:p>0.117324</text:p>
          </table:table-cell>
        </table:table-row>
        <table:table-row table:style-name="ro1">
          <table:table-cell office:value-type="float" office:value="0.358264" calcext:value-type="float">
            <text:p>0.358264</text:p>
          </table:table-cell>
          <table:table-cell office:value-type="float" office:value="0.117296" calcext:value-type="float">
            <text:p>0.117296</text:p>
          </table:table-cell>
        </table:table-row>
        <table:table-row table:style-name="ro1">
          <table:table-cell office:value-type="float" office:value="0.36782" calcext:value-type="float">
            <text:p>0.36782</text:p>
          </table:table-cell>
          <table:table-cell office:value-type="float" office:value="-0.025351" calcext:value-type="float">
            <text:p>-0.025351</text:p>
          </table:table-cell>
        </table:table-row>
        <table:table-row table:style-name="ro1">
          <table:table-cell office:value-type="float" office:value="0.377019" calcext:value-type="float">
            <text:p>0.377019</text:p>
          </table:table-cell>
          <table:table-cell office:value-type="float" office:value="0.116894" calcext:value-type="float">
            <text:p>0.116894</text:p>
          </table:table-cell>
        </table:table-row>
        <table:table-row table:style-name="ro1">
          <table:table-cell office:value-type="float" office:value="0.391721" calcext:value-type="float">
            <text:p>0.391721</text:p>
          </table:table-cell>
          <table:table-cell office:value-type="float" office:value="0.116309" calcext:value-type="float">
            <text:p>0.116309</text:p>
          </table:table-cell>
        </table:table-row>
        <table:table-row table:style-name="ro1">
          <table:table-cell office:value-type="float" office:value="0.410229" calcext:value-type="float">
            <text:p>0.410229</text:p>
          </table:table-cell>
          <table:table-cell office:value-type="float" office:value="-0.024277" calcext:value-type="float">
            <text:p>-0.024277</text:p>
          </table:table-cell>
        </table:table-row>
        <table:table-row table:style-name="ro1">
          <table:table-cell office:value-type="float" office:value="0.41302" calcext:value-type="float">
            <text:p>0.41302</text:p>
          </table:table-cell>
          <table:table-cell office:value-type="float" office:value="0.114773" calcext:value-type="float">
            <text:p>0.114773</text:p>
          </table:table-cell>
        </table:table-row>
        <table:table-row table:style-name="ro1">
          <table:table-cell office:value-type="float" office:value="0.434979" calcext:value-type="float">
            <text:p>0.434979</text:p>
          </table:table-cell>
          <table:table-cell office:value-type="float" office:value="0.113237" calcext:value-type="float">
            <text:p>0.113237</text:p>
          </table:table-cell>
        </table:table-row>
        <table:table-row table:style-name="ro1">
          <table:table-cell office:value-type="float" office:value="0.446042" calcext:value-type="float">
            <text:p>0.446042</text:p>
          </table:table-cell>
          <table:table-cell office:value-type="float" office:value="-0.023005" calcext:value-type="float">
            <text:p>-0.023005</text:p>
          </table:table-cell>
        </table:table-row>
        <table:table-row table:style-name="ro1">
          <table:table-cell office:value-type="float" office:value="0.450813" calcext:value-type="float">
            <text:p>0.450813</text:p>
          </table:table-cell>
          <table:table-cell office:value-type="float" office:value="0.111426" calcext:value-type="float">
            <text:p>0.111426</text:p>
          </table:table-cell>
        </table:table-row>
        <table:table-row table:style-name="ro1">
          <table:table-cell office:value-type="float" office:value="0.470887" calcext:value-type="float">
            <text:p>0.470887</text:p>
          </table:table-cell>
          <table:table-cell office:value-type="float" office:value="0.108573" calcext:value-type="float">
            <text:p>0.108573</text:p>
          </table:table-cell>
        </table:table-row>
        <table:table-row table:style-name="ro1">
          <table:table-cell office:value-type="float" office:value="0.481477" calcext:value-type="float">
            <text:p>0.481477</text:p>
          </table:table-cell>
          <table:table-cell office:value-type="float" office:value="-0.022487" calcext:value-type="float">
            <text:p>-0.022487</text:p>
          </table:table-cell>
        </table:table-row>
        <table:table-row table:style-name="ro1">
          <table:table-cell office:value-type="float" office:value="0.493036" calcext:value-type="float">
            <text:p>0.493036</text:p>
          </table:table-cell>
          <table:table-cell office:value-type="float" office:value="0.105058" calcext:value-type="float">
            <text:p>0.105058</text:p>
          </table:table-cell>
        </table:table-row>
        <table:table-row table:style-name="ro1">
          <table:table-cell office:value-type="float" office:value="0.511037" calcext:value-type="float">
            <text:p>0.511037</text:p>
          </table:table-cell>
          <table:table-cell office:value-type="float" office:value="0.10249" calcext:value-type="float">
            <text:p>0.10249</text:p>
          </table:table-cell>
        </table:table-row>
        <table:table-row table:style-name="ro1">
          <table:table-cell office:value-type="float" office:value="0.511635" calcext:value-type="float">
            <text:p>0.511635</text:p>
          </table:table-cell>
          <table:table-cell office:value-type="float" office:value="-0.021585" calcext:value-type="float">
            <text:p>-0.021585</text:p>
          </table:table-cell>
        </table:table-row>
        <table:table-row table:style-name="ro1">
          <table:table-cell office:value-type="float" office:value="0.530829" calcext:value-type="float">
            <text:p>0.530829</text:p>
          </table:table-cell>
          <table:table-cell office:value-type="float" office:value="0.098884" calcext:value-type="float">
            <text:p>0.098884</text:p>
          </table:table-cell>
        </table:table-row>
        <table:table-row table:style-name="ro1">
          <table:table-cell office:value-type="float" office:value="0.545374" calcext:value-type="float">
            <text:p>0.545374</text:p>
          </table:table-cell>
          <table:table-cell office:value-type="float" office:value="-0.020499" calcext:value-type="float">
            <text:p>-0.020499</text:p>
          </table:table-cell>
        </table:table-row>
        <table:table-row table:style-name="ro1">
          <table:table-cell office:value-type="float" office:value="0.54949" calcext:value-type="float">
            <text:p>0.54949</text:p>
          </table:table-cell>
          <table:table-cell office:value-type="float" office:value="0.095844" calcext:value-type="float">
            <text:p>0.095844</text:p>
          </table:table-cell>
        </table:table-row>
        <table:table-row table:style-name="ro1">
          <table:table-cell office:value-type="float" office:value="0.569659" calcext:value-type="float">
            <text:p>0.569659</text:p>
          </table:table-cell>
          <table:table-cell office:value-type="float" office:value="0.091578" calcext:value-type="float">
            <text:p>0.091578</text:p>
          </table:table-cell>
        </table:table-row>
        <table:table-row table:style-name="ro1">
          <table:table-cell office:value-type="float" office:value="0.581563" calcext:value-type="float">
            <text:p>0.581563</text:p>
          </table:table-cell>
          <table:table-cell office:value-type="float" office:value="-0.018475" calcext:value-type="float">
            <text:p>-0.018475</text:p>
          </table:table-cell>
        </table:table-row>
        <table:table-row table:style-name="ro1">
          <table:table-cell office:value-type="float" office:value="0.589734" calcext:value-type="float">
            <text:p>0.589734</text:p>
          </table:table-cell>
          <table:table-cell office:value-type="float" office:value="0.088348" calcext:value-type="float">
            <text:p>0.088348</text:p>
          </table:table-cell>
        </table:table-row>
        <table:table-row table:style-name="ro1">
          <table:table-cell office:value-type="float" office:value="0.609432" calcext:value-type="float">
            <text:p>0.609432</text:p>
          </table:table-cell>
          <table:table-cell office:value-type="float" office:value="0.08446" calcext:value-type="float">
            <text:p>0.08446</text:p>
          </table:table-cell>
        </table:table-row>
        <table:table-row table:style-name="ro1">
          <table:table-cell office:value-type="float" office:value="0.615113" calcext:value-type="float">
            <text:p>0.615113</text:p>
          </table:table-cell>
          <table:table-cell office:value-type="float" office:value="-0.017389" calcext:value-type="float">
            <text:p>-0.017389</text:p>
          </table:table-cell>
        </table:table-row>
        <table:table-row table:style-name="ro1">
          <table:table-cell office:value-type="float" office:value="0.635539" calcext:value-type="float">
            <text:p>0.635539</text:p>
          </table:table-cell>
          <table:table-cell office:value-type="float" office:value="0.079243" calcext:value-type="float">
            <text:p>0.079243</text:p>
          </table:table-cell>
        </table:table-row>
        <table:table-row table:style-name="ro1">
          <table:table-cell office:value-type="float" office:value="0.643386" calcext:value-type="float">
            <text:p>0.643386</text:p>
          </table:table-cell>
          <table:table-cell office:value-type="float" office:value="-0.015731" calcext:value-type="float">
            <text:p>-0.015731</text:p>
          </table:table-cell>
        </table:table-row>
        <table:table-row table:style-name="ro1">
          <table:table-cell office:value-type="float" office:value="0.663908" calcext:value-type="float">
            <text:p>0.663908</text:p>
          </table:table-cell>
          <table:table-cell office:value-type="float" office:value="0.073742" calcext:value-type="float">
            <text:p>0.073742</text:p>
          </table:table-cell>
        </table:table-row>
        <table:table-row table:style-name="ro1">
          <table:table-cell office:value-type="float" office:value="0.669774" calcext:value-type="float">
            <text:p>0.669774</text:p>
          </table:table-cell>
          <table:table-cell office:value-type="float" office:value="-0.014447" calcext:value-type="float">
            <text:p>-0.014447</text:p>
          </table:table-cell>
        </table:table-row>
        <table:table-row table:style-name="ro1">
          <table:table-cell office:value-type="float" office:value="0.69124" calcext:value-type="float">
            <text:p>0.69124</text:p>
          </table:table-cell>
          <table:table-cell office:value-type="float" office:value="0.068618" calcext:value-type="float">
            <text:p>0.068618</text:p>
          </table:table-cell>
        </table:table-row>
        <table:table-row table:style-name="ro1">
          <table:table-cell office:value-type="float" office:value="0.694277" calcext:value-type="float">
            <text:p>0.694277</text:p>
          </table:table-cell>
          <table:table-cell office:value-type="float" office:value="-0.012783" calcext:value-type="float">
            <text:p>-0.012783</text:p>
          </table:table-cell>
        </table:table-row>
        <table:table-row table:style-name="ro1">
          <table:table-cell office:value-type="float" office:value="0.716121" calcext:value-type="float">
            <text:p>0.716121</text:p>
          </table:table-cell>
          <table:table-cell office:value-type="float" office:value="0.063121" calcext:value-type="float">
            <text:p>0.063121</text:p>
          </table:table-cell>
        </table:table-row>
        <table:table-row table:style-name="ro1">
          <table:table-cell office:value-type="float" office:value="0.721607" calcext:value-type="float">
            <text:p>0.721607</text:p>
          </table:table-cell>
          <table:table-cell office:value-type="float" office:value="-0.010182" calcext:value-type="float">
            <text:p>-0.010182</text:p>
          </table:table-cell>
        </table:table-row>
        <table:table-row table:style-name="ro1">
          <table:table-cell office:value-type="float" office:value="0.739872" calcext:value-type="float">
            <text:p>0.739872</text:p>
          </table:table-cell>
          <table:table-cell office:value-type="float" office:value="0.058567" calcext:value-type="float">
            <text:p>0.058567</text:p>
          </table:table-cell>
        </table:table-row>
        <table:table-row table:style-name="ro1">
          <table:table-cell office:value-type="float" office:value="0.74856" calcext:value-type="float">
            <text:p>0.74856</text:p>
          </table:table-cell>
          <table:table-cell office:value-type="float" office:value="-0.00758" calcext:value-type="float">
            <text:p>-0.00758</text:p>
          </table:table-cell>
        </table:table-row>
        <table:table-row table:style-name="ro1">
          <table:table-cell office:value-type="float" office:value="0.754009" calcext:value-type="float">
            <text:p>0.754009</text:p>
          </table:table-cell>
          <table:table-cell office:value-type="float" office:value="0.055534" calcext:value-type="float">
            <text:p>0.055534</text:p>
          </table:table-cell>
        </table:table-row>
        <table:table-row table:style-name="ro1">
          <table:table-cell office:value-type="float" office:value="0.770785" calcext:value-type="float">
            <text:p>0.770785</text:p>
          </table:table-cell>
          <table:table-cell office:value-type="float" office:value="0.053062" calcext:value-type="float">
            <text:p>0.053062</text:p>
          </table:table-cell>
        </table:table-row>
        <table:table-row table:style-name="ro1">
          <table:table-cell office:value-type="float" office:value="0.770989" calcext:value-type="float">
            <text:p>0.770989</text:p>
          </table:table-cell>
          <table:table-cell office:value-type="float" office:value="-0.005348" calcext:value-type="float">
            <text:p>-0.005348</text:p>
          </table:table-cell>
        </table:table-row>
        <table:table-row table:style-name="ro1">
          <table:table-cell office:value-type="float" office:value="0.787576" calcext:value-type="float">
            <text:p>0.787576</text:p>
          </table:table-cell>
          <table:table-cell office:value-type="float" office:value="-0.003109" calcext:value-type="float">
            <text:p>-0.003109</text:p>
          </table:table-cell>
        </table:table-row>
        <table:table-row table:style-name="ro1">
          <table:table-cell office:value-type="float" office:value="0.790766" calcext:value-type="float">
            <text:p>0.790766</text:p>
          </table:table-cell>
          <table:table-cell office:value-type="float" office:value="0.048702" calcext:value-type="float">
            <text:p>0.048702</text:p>
          </table:table-cell>
        </table:table-row>
        <table:table-row table:style-name="ro1">
          <table:table-cell office:value-type="float" office:value="0.806047" calcext:value-type="float">
            <text:p>0.806047</text:p>
          </table:table-cell>
          <table:table-cell office:value-type="float" office:value="-0.000308" calcext:value-type="float">
            <text:p>-0.000308</text:p>
          </table:table-cell>
        </table:table-row>
        <table:table-row table:style-name="ro1">
          <table:table-cell office:value-type="float" office:value="0.814894" calcext:value-type="float">
            <text:p>0.814894</text:p>
          </table:table-cell>
          <table:table-cell office:value-type="float" office:value="0.04509" calcext:value-type="float">
            <text:p>0.04509</text:p>
          </table:table-cell>
        </table:table-row>
        <table:table-row table:style-name="ro1">
          <table:table-cell office:value-type="float" office:value="0.828287" calcext:value-type="float">
            <text:p>0.828287</text:p>
          </table:table-cell>
          <table:table-cell table:style-name="ce1" office:value-type="float" office:value="0.002112" calcext:value-type="float">
            <text:p>2.11E-03</text:p>
          </table:table-cell>
        </table:table-row>
        <table:table-row table:style-name="ro1">
          <table:table-cell office:value-type="float" office:value="0.834874" calcext:value-type="float">
            <text:p>0.834874</text:p>
          </table:table-cell>
          <table:table-cell office:value-type="float" office:value="0.041483" calcext:value-type="float">
            <text:p>0.041483</text:p>
          </table:table-cell>
        </table:table-row>
        <table:table-row table:style-name="ro1">
          <table:table-cell office:value-type="float" office:value="0.84412" calcext:value-type="float">
            <text:p>0.84412</text:p>
          </table:table-cell>
          <table:table-cell office:value-type="float" office:value="0.004352" calcext:value-type="float">
            <text:p>0.004352</text:p>
          </table:table-cell>
        </table:table-row>
        <table:table-row table:style-name="ro1">
          <table:table-cell office:value-type="float" office:value="0.850708" calcext:value-type="float">
            <text:p>0.850708</text:p>
          </table:table-cell>
          <table:table-cell office:value-type="float" office:value="0.039578" calcext:value-type="float">
            <text:p>0.039578</text:p>
          </table:table-cell>
        </table:table-row>
        <table:table-row table:style-name="ro1">
          <table:table-cell office:value-type="float" office:value="0.866926" calcext:value-type="float">
            <text:p>0.866926</text:p>
          </table:table-cell>
          <table:table-cell office:value-type="float" office:value="0.008844" calcext:value-type="float">
            <text:p>0.008844</text:p>
          </table:table-cell>
        </table:table-row>
        <table:table-row table:style-name="ro1">
          <table:table-cell office:value-type="float" office:value="0.869368" calcext:value-type="float">
            <text:p>0.869368</text:p>
          </table:table-cell>
          <table:table-cell office:value-type="float" office:value="0.037292" calcext:value-type="float">
            <text:p>0.037292</text:p>
          </table:table-cell>
        </table:table-row>
        <table:table-row table:style-name="ro1">
          <table:table-cell office:value-type="float" office:value="0.884454" calcext:value-type="float">
            <text:p>0.884454</text:p>
          </table:table-cell>
          <table:table-cell office:value-type="float" office:value="0.011647" calcext:value-type="float">
            <text:p>0.011647</text:p>
          </table:table-cell>
        </table:table-row>
        <table:table-row table:style-name="ro1">
          <table:table-cell office:value-type="float" office:value="0.89048" calcext:value-type="float">
            <text:p>0.89048</text:p>
          </table:table-cell>
          <table:table-cell office:value-type="float" office:value="0.03538" calcext:value-type="float">
            <text:p>0.03538</text:p>
          </table:table-cell>
        </table:table-row>
        <table:table-row table:style-name="ro1">
          <table:table-cell office:value-type="float" office:value="0.901606" calcext:value-type="float">
            <text:p>0.901606</text:p>
          </table:table-cell>
          <table:table-cell office:value-type="float" office:value="0.015016" calcext:value-type="float">
            <text:p>0.015016</text:p>
          </table:table-cell>
        </table:table-row>
        <table:table-row table:style-name="ro1">
          <table:table-cell office:value-type="float" office:value="0.907632" calcext:value-type="float">
            <text:p>0.907632</text:p>
          </table:table-cell>
          <table:table-cell office:value-type="float" office:value="0.034038" calcext:value-type="float">
            <text:p>0.034038</text:p>
          </table:table-cell>
        </table:table-row>
        <table:table-row table:style-name="ro1">
          <table:table-cell office:value-type="float" office:value="0.920642" calcext:value-type="float">
            <text:p>0.920642</text:p>
          </table:table-cell>
          <table:table-cell office:value-type="float" office:value="0.018382" calcext:value-type="float">
            <text:p>0.018382</text:p>
          </table:table-cell>
        </table:table-row>
        <table:table-row table:style-name="ro1">
          <table:table-cell office:value-type="float" office:value="0.923843" calcext:value-type="float">
            <text:p>0.923843</text:p>
          </table:table-cell>
          <table:table-cell office:value-type="float" office:value="0.032321" calcext:value-type="float">
            <text:p>0.032321</text:p>
          </table:table-cell>
        </table:table-row>
        <table:table-row table:style-name="ro1">
          <table:table-cell office:value-type="float" office:value="0.940432" calcext:value-type="float">
            <text:p>0.940432</text:p>
          </table:table-cell>
          <table:table-cell office:value-type="float" office:value="0.022878" calcext:value-type="float">
            <text:p>0.022878</text:p>
          </table:table-cell>
        </table:table-row>
        <table:table-row table:style-name="ro1">
          <table:table-cell office:value-type="float" office:value="0.945896" calcext:value-type="float">
            <text:p>0.945896</text:p>
          </table:table-cell>
          <table:table-cell office:value-type="float" office:value="0.031161" calcext:value-type="float">
            <text:p>0.031161</text:p>
          </table:table-cell>
        </table:table-row>
        <table:table-row table:style-name="ro1">
          <table:table-cell office:value-type="float" office:value="0.950044" calcext:value-type="float">
            <text:p>0.950044</text:p>
          </table:table-cell>
          <table:table-cell office:value-type="float" office:value="0.024372" calcext:value-type="float">
            <text:p>0.024372</text:p>
          </table:table-cell>
        </table:table-row>
        <table:table-row table:style-name="ro1">
          <table:table-cell office:value-type="float" office:value="0.958149" calcext:value-type="float">
            <text:p>0.958149</text:p>
          </table:table-cell>
          <table:table-cell office:value-type="float" office:value="0.025304" calcext:value-type="float">
            <text:p>0.025304</text:p>
          </table:table-cell>
        </table:table-row>
        <table:table-row table:style-name="ro1">
          <table:table-cell office:value-type="float" office:value="0.962106" calcext:value-type="float">
            <text:p>0.962106</text:p>
          </table:table-cell>
          <table:table-cell office:value-type="float" office:value="0.029444" calcext:value-type="float">
            <text:p>0.029444</text:p>
          </table:table-cell>
        </table:table-row>
        <table:table-row table:style-name="ro1">
          <table:table-cell office:value-type="float" office:value="0.968893" calcext:value-type="float">
            <text:p>0.968893</text:p>
          </table:table-cell>
          <table:table-cell office:value-type="float" office:value="0.025666" calcext:value-type="float">
            <text:p>0.025666</text:p>
          </table:table-cell>
        </table:table-row>
        <table:table-row table:style-name="ro1">
          <table:table-cell office:value-type="float" office:value="0.978317" calcext:value-type="float">
            <text:p>0.978317</text:p>
          </table:table-cell>
          <table:table-cell office:value-type="float" office:value="0.027915" calcext:value-type="float">
            <text:p>0.027915</text:p>
          </table:table-cell>
        </table:table-row>
        <table:table-row table:style-name="ro1">
          <table:table-cell office:value-type="float" office:value="0.983783" calcext:value-type="float">
            <text:p>0.983783</text:p>
          </table:table-cell>
          <table:table-cell office:value-type="float" office:value="0.025835" calcext:value-type="float">
            <text:p>0.025835</text:p>
          </table:table-cell>
        </table:table-row>
        <table:table-row table:style-name="ro1">
          <table:table-cell office:value-type="float" office:value="0.991511" calcext:value-type="float">
            <text:p>0.991511</text:p>
          </table:table-cell>
          <table:table-cell office:value-type="float" office:value="0.027144" calcext:value-type="float">
            <text:p>0.027144</text:p>
          </table:table-cell>
        </table:table-row>
        <table:table-row table:style-name="ro1">
          <table:table-cell office:value-type="float" office:value="0.999805" calcext:value-type="float">
            <text:p>0.999805</text:p>
          </table:table-cell>
          <table:table-cell office:value-type="float" office:value="0.026567" calcext:value-type="float">
            <text:p>0.026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af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00/00/00</text:date>, <text:time style:data-style-name="N2" text:time-value="01:34:08.786807956">00:00:00</text:time></text:p>
        </style:region-right>
      </style:header>
      <style:header-left style:display="false"/>
      <style:footer>
        <text:p>Bladsy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3:32:18.260453684</meta:creation-date>
    <dc:date>2018-12-21T01:49:27.849157459</dc:date>
    <meta:editing-duration>PT6M46S</meta:editing-duration>
    <meta:editing-cycles>2</meta:editing-cycles>
    <meta:generator>LibreOffice/6.0.6.2$Linux_x86 LibreOffice_project/00m0$Build-2</meta:generator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1cm" svg:y="4.201cm" style:legend-expansion="high" chart:style-name="ch2"/>
        <chart:plot-area chart:style-name="ch3" table:cell-range-address="Vel1.A2:Vel1.B951" svg:x="0.32cm" svg:y="0.18cm" svg:width="13.282cm" svg:height="8.64cm">
          <chartooo:coordinate-region svg:x="1.061cm" svg:y="0.38cm" svg:width="11.79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l1.B2:Vel1.B951" chart:class="chart:scatter">
            <chart:domain table:cell-range-address="Vel1.A2:Vel1.A951"/>
            <chart:data-point chart:repeated="9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2">
                <text:p>-0.00002</text:p>
                <draw:g>
                  <svg:desc>Vel1.A2:Vel1.A951</svg:desc>
                </draw:g>
              </table:table-cell>
              <table:table-cell office:value-type="float" office:value="0.000009">
                <text:p>0.000009</text:p>
                <draw:g>
                  <svg:desc>Vel1.B2:Vel1.B9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28">
                <text:p>0.000828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47">
                <text:p>0.000947</text:p>
              </table:table-cell>
              <table:table-cell office:value-type="float" office:value="-0.002211">
                <text:p>-0.002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46">
                <text:p>0.002146</text:p>
              </table:table-cell>
              <table:table-cell office:value-type="float" office:value="0.006507">
                <text:p>0.006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94">
                <text:p>0.002294</text:p>
              </table:table-cell>
              <table:table-cell office:value-type="float" office:value="-0.004157">
                <text:p>-0.004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59">
                <text:p>0.003559</text:p>
              </table:table-cell>
              <table:table-cell office:value-type="float" office:value="0.009331">
                <text:p>0.009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314">
                <text:p>0.004314</text:p>
              </table:table-cell>
              <table:table-cell office:value-type="float" office:value="-0.006104">
                <text:p>-0.006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161">
                <text:p>0.005161</text:p>
              </table:table-cell>
              <table:table-cell office:value-type="float" office:value="0.01159">
                <text:p>0.01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484">
                <text:p>0.006484</text:p>
              </table:table-cell>
              <table:table-cell office:value-type="float" office:value="-0.007453">
                <text:p>-0.007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856">
                <text:p>0.006856</text:p>
              </table:table-cell>
              <table:table-cell office:value-type="float" office:value="0.014414">
                <text:p>0.014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741">
                <text:p>0.008741</text:p>
              </table:table-cell>
              <table:table-cell office:value-type="float" office:value="0.017049">
                <text:p>0.017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027">
                <text:p>0.009027</text:p>
              </table:table-cell>
              <table:table-cell office:value-type="float" office:value="-0.008728">
                <text:p>-0.008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908">
                <text:p>0.010908</text:p>
              </table:table-cell>
              <table:table-cell office:value-type="float" office:value="0.019402">
                <text:p>0.019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394">
                <text:p>0.012394</text:p>
              </table:table-cell>
              <table:table-cell office:value-type="float" office:value="-0.010302">
                <text:p>-0.010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98">
                <text:p>0.01298</text:p>
              </table:table-cell>
              <table:table-cell office:value-type="float" office:value="0.021566">
                <text:p>0.021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242">
                <text:p>0.015242</text:p>
              </table:table-cell>
              <table:table-cell office:value-type="float" office:value="0.024012">
                <text:p>0.02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099">
                <text:p>0.016099</text:p>
              </table:table-cell>
              <table:table-cell office:value-type="float" office:value="-0.011318">
                <text:p>-0.011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691">
                <text:p>0.017691</text:p>
              </table:table-cell>
              <table:table-cell office:value-type="float" office:value="0.026647">
                <text:p>0.026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">
                <text:p>0.021</text:p>
              </table:table-cell>
              <table:table-cell office:value-type="float" office:value="-0.012643">
                <text:p>-0.012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12">
                <text:p>0.02212</text:p>
              </table:table-cell>
              <table:table-cell office:value-type="float" office:value="0.030221">
                <text:p>0.030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794">
                <text:p>0.025794</text:p>
              </table:table-cell>
              <table:table-cell office:value-type="float" office:value="0.033796">
                <text:p>0.033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352">
                <text:p>0.028352</text:p>
              </table:table-cell>
              <table:table-cell office:value-type="float" office:value="-0.014537">
                <text:p>-0.014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9752">
                <text:p>0.029752</text:p>
              </table:table-cell>
              <table:table-cell office:value-type="float" office:value="0.036711">
                <text:p>0.036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4369">
                <text:p>0.034369</text:p>
              </table:table-cell>
              <table:table-cell office:value-type="float" office:value="0.040474">
                <text:p>0.040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74">
                <text:p>0.03974</text:p>
              </table:table-cell>
              <table:table-cell office:value-type="float" office:value="0.044046">
                <text:p>0.044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112">
                <text:p>0.042112</text:p>
              </table:table-cell>
              <table:table-cell office:value-type="float" office:value="-0.016251">
                <text:p>-0.016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6618">
                <text:p>0.046618</text:p>
              </table:table-cell>
              <table:table-cell office:value-type="float" office:value="0.047806">
                <text:p>0.047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026">
                <text:p>0.053026</text:p>
              </table:table-cell>
              <table:table-cell office:value-type="float" office:value="0.052037">
                <text:p>0.052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626">
                <text:p>0.056626</text:p>
              </table:table-cell>
              <table:table-cell office:value-type="float" office:value="-0.017966">
                <text:p>-0.017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2166">
                <text:p>0.062166</text:p>
              </table:table-cell>
              <table:table-cell office:value-type="float" office:value="0.056735">
                <text:p>0.056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0951">
                <text:p>0.070951</text:p>
              </table:table-cell>
              <table:table-cell office:value-type="float" office:value="-0.019116">
                <text:p>-0.019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3662">
                <text:p>0.073662</text:p>
              </table:table-cell>
              <table:table-cell office:value-type="float" office:value="0.063032">
                <text:p>0.063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2426">
                <text:p>0.082426</text:p>
              </table:table-cell>
              <table:table-cell office:value-type="float" office:value="0.066412">
                <text:p>0.066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2886">
                <text:p>0.092886</text:p>
              </table:table-cell>
              <table:table-cell office:value-type="float" office:value="0.070731">
                <text:p>0.0707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3947">
                <text:p>0.093947</text:p>
              </table:table-cell>
              <table:table-cell office:value-type="float" office:value="-0.021219">
                <text:p>-0.0212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721">
                <text:p>0.10721</text:p>
              </table:table-cell>
              <table:table-cell office:value-type="float" office:value="0.076459">
                <text:p>0.076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3361">
                <text:p>0.113361</text:p>
              </table:table-cell>
              <table:table-cell office:value-type="float" office:value="-0.022187">
                <text:p>-0.022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0591">
                <text:p>0.120591</text:p>
              </table:table-cell>
              <table:table-cell office:value-type="float" office:value="0.081152">
                <text:p>0.081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7082">
                <text:p>0.137082</text:p>
              </table:table-cell>
              <table:table-cell office:value-type="float" office:value="0.086312">
                <text:p>0.086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2389">
                <text:p>0.142389</text:p>
              </table:table-cell>
              <table:table-cell office:value-type="float" office:value="-0.023544">
                <text:p>-0.023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2914">
                <text:p>0.152914</text:p>
              </table:table-cell>
              <table:table-cell office:value-type="float" office:value="0.091284">
                <text:p>0.091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8934">
                <text:p>0.168934</text:p>
              </table:table-cell>
              <table:table-cell office:value-type="float" office:value="0.095125">
                <text:p>0.095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8966">
                <text:p>0.168966</text:p>
              </table:table-cell>
              <table:table-cell office:value-type="float" office:value="-0.023956">
                <text:p>-0.023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4484">
                <text:p>0.184484</text:p>
              </table:table-cell>
              <table:table-cell office:value-type="float" office:value="0.098496">
                <text:p>0.098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215">
                <text:p>0.19215</text:p>
              </table:table-cell>
              <table:table-cell office:value-type="float" office:value="-0.024741">
                <text:p>-0.024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8326">
                <text:p>0.208326</text:p>
              </table:table-cell>
              <table:table-cell office:value-type="float" office:value="0.10374">
                <text:p>0.103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3439">
                <text:p>0.223439</text:p>
              </table:table-cell>
              <table:table-cell office:value-type="float" office:value="-0.025724">
                <text:p>-0.025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576">
                <text:p>0.22576</text:p>
              </table:table-cell>
              <table:table-cell office:value-type="float" office:value="0.107014">
                <text:p>0.107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4797">
                <text:p>0.244797</text:p>
              </table:table-cell>
              <table:table-cell office:value-type="float" office:value="0.109815">
                <text:p>0.109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5293">
                <text:p>0.255293</text:p>
              </table:table-cell>
              <table:table-cell office:value-type="float" office:value="-0.026332">
                <text:p>-0.026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6859">
                <text:p>0.256859</text:p>
              </table:table-cell>
              <table:table-cell office:value-type="float" office:value="0.111307">
                <text:p>0.111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3823">
                <text:p>0.273823</text:p>
              </table:table-cell>
              <table:table-cell office:value-type="float" office:value="0.113451">
                <text:p>0.113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7535">
                <text:p>0.277535</text:p>
              </table:table-cell>
              <table:table-cell office:value-type="float" office:value="-0.026173">
                <text:p>-0.026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3802">
                <text:p>0.293802</text:p>
              </table:table-cell>
              <table:table-cell office:value-type="float" office:value="0.115026">
                <text:p>0.115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7515">
                <text:p>0.297515</text:p>
              </table:table-cell>
              <table:table-cell office:value-type="float" office:value="-0.0262">
                <text:p>-0.0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14441">
                <text:p>0.314441</text:p>
              </table:table-cell>
              <table:table-cell office:value-type="float" office:value="0.116317">
                <text:p>0.1163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1819">
                <text:p>0.331819</text:p>
              </table:table-cell>
              <table:table-cell office:value-type="float" office:value="-0.025492">
                <text:p>-0.025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71">
                <text:p>0.336871</text:p>
              </table:table-cell>
              <table:table-cell office:value-type="float" office:value="0.117324">
                <text:p>0.1173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8264">
                <text:p>0.358264</text:p>
              </table:table-cell>
              <table:table-cell office:value-type="float" office:value="0.117296">
                <text:p>0.1172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782">
                <text:p>0.36782</text:p>
              </table:table-cell>
              <table:table-cell office:value-type="float" office:value="-0.025351">
                <text:p>-0.0253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7019">
                <text:p>0.377019</text:p>
              </table:table-cell>
              <table:table-cell office:value-type="float" office:value="0.116894">
                <text:p>0.116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91721">
                <text:p>0.391721</text:p>
              </table:table-cell>
              <table:table-cell office:value-type="float" office:value="0.116309">
                <text:p>0.116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0229">
                <text:p>0.410229</text:p>
              </table:table-cell>
              <table:table-cell office:value-type="float" office:value="-0.024277">
                <text:p>-0.0242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302">
                <text:p>0.41302</text:p>
              </table:table-cell>
              <table:table-cell office:value-type="float" office:value="0.114773">
                <text:p>0.114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4979">
                <text:p>0.434979</text:p>
              </table:table-cell>
              <table:table-cell office:value-type="float" office:value="0.113237">
                <text:p>0.113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042">
                <text:p>0.446042</text:p>
              </table:table-cell>
              <table:table-cell office:value-type="float" office:value="-0.023005">
                <text:p>-0.023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0813">
                <text:p>0.450813</text:p>
              </table:table-cell>
              <table:table-cell office:value-type="float" office:value="0.111426">
                <text:p>0.111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0887">
                <text:p>0.470887</text:p>
              </table:table-cell>
              <table:table-cell office:value-type="float" office:value="0.108573">
                <text:p>0.1085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1477">
                <text:p>0.481477</text:p>
              </table:table-cell>
              <table:table-cell office:value-type="float" office:value="-0.022487">
                <text:p>-0.0224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3036">
                <text:p>0.493036</text:p>
              </table:table-cell>
              <table:table-cell office:value-type="float" office:value="0.105058">
                <text:p>0.105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1037">
                <text:p>0.511037</text:p>
              </table:table-cell>
              <table:table-cell office:value-type="float" office:value="0.10249">
                <text:p>0.10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1635">
                <text:p>0.511635</text:p>
              </table:table-cell>
              <table:table-cell office:value-type="float" office:value="-0.021585">
                <text:p>-0.021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0829">
                <text:p>0.530829</text:p>
              </table:table-cell>
              <table:table-cell office:value-type="float" office:value="0.098884">
                <text:p>0.098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5374">
                <text:p>0.545374</text:p>
              </table:table-cell>
              <table:table-cell office:value-type="float" office:value="-0.020499">
                <text:p>-0.020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949">
                <text:p>0.54949</text:p>
              </table:table-cell>
              <table:table-cell office:value-type="float" office:value="0.095844">
                <text:p>0.095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9659">
                <text:p>0.569659</text:p>
              </table:table-cell>
              <table:table-cell office:value-type="float" office:value="0.091578">
                <text:p>0.0915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1563">
                <text:p>0.581563</text:p>
              </table:table-cell>
              <table:table-cell office:value-type="float" office:value="-0.018475">
                <text:p>-0.018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9734">
                <text:p>0.589734</text:p>
              </table:table-cell>
              <table:table-cell office:value-type="float" office:value="0.088348">
                <text:p>0.088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9432">
                <text:p>0.609432</text:p>
              </table:table-cell>
              <table:table-cell office:value-type="float" office:value="0.08446">
                <text:p>0.084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5113">
                <text:p>0.615113</text:p>
              </table:table-cell>
              <table:table-cell office:value-type="float" office:value="-0.017389">
                <text:p>-0.017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5539">
                <text:p>0.635539</text:p>
              </table:table-cell>
              <table:table-cell office:value-type="float" office:value="0.079243">
                <text:p>0.079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3386">
                <text:p>0.643386</text:p>
              </table:table-cell>
              <table:table-cell office:value-type="float" office:value="-0.015731">
                <text:p>-0.015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3908">
                <text:p>0.663908</text:p>
              </table:table-cell>
              <table:table-cell office:value-type="float" office:value="0.073742">
                <text:p>0.073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9774">
                <text:p>0.669774</text:p>
              </table:table-cell>
              <table:table-cell office:value-type="float" office:value="-0.014447">
                <text:p>-0.014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124">
                <text:p>0.69124</text:p>
              </table:table-cell>
              <table:table-cell office:value-type="float" office:value="0.068618">
                <text:p>0.068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4277">
                <text:p>0.694277</text:p>
              </table:table-cell>
              <table:table-cell office:value-type="float" office:value="-0.012783">
                <text:p>-0.012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6121">
                <text:p>0.716121</text:p>
              </table:table-cell>
              <table:table-cell office:value-type="float" office:value="0.063121">
                <text:p>0.063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1607">
                <text:p>0.721607</text:p>
              </table:table-cell>
              <table:table-cell office:value-type="float" office:value="-0.010182">
                <text:p>-0.010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9872">
                <text:p>0.739872</text:p>
              </table:table-cell>
              <table:table-cell office:value-type="float" office:value="0.058567">
                <text:p>0.0585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4856">
                <text:p>0.74856</text:p>
              </table:table-cell>
              <table:table-cell office:value-type="float" office:value="-0.00758">
                <text:p>-0.00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54009">
                <text:p>0.754009</text:p>
              </table:table-cell>
              <table:table-cell office:value-type="float" office:value="0.055534">
                <text:p>0.0555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0785">
                <text:p>0.770785</text:p>
              </table:table-cell>
              <table:table-cell office:value-type="float" office:value="0.053062">
                <text:p>0.0530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0989">
                <text:p>0.770989</text:p>
              </table:table-cell>
              <table:table-cell office:value-type="float" office:value="-0.005348">
                <text:p>-0.005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7576">
                <text:p>0.787576</text:p>
              </table:table-cell>
              <table:table-cell office:value-type="float" office:value="-0.003109">
                <text:p>-0.003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90766">
                <text:p>0.790766</text:p>
              </table:table-cell>
              <table:table-cell office:value-type="float" office:value="0.048702">
                <text:p>0.048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6047">
                <text:p>0.806047</text:p>
              </table:table-cell>
              <table:table-cell office:value-type="float" office:value="-0.000308">
                <text:p>-0.0003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4894">
                <text:p>0.814894</text:p>
              </table:table-cell>
              <table:table-cell office:value-type="float" office:value="0.04509">
                <text:p>0.04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8287">
                <text:p>0.828287</text:p>
              </table:table-cell>
              <table:table-cell office:value-type="float" office:value="0.002112">
                <text:p>0.002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4874">
                <text:p>0.834874</text:p>
              </table:table-cell>
              <table:table-cell office:value-type="float" office:value="0.041483">
                <text:p>0.0414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412">
                <text:p>0.84412</text:p>
              </table:table-cell>
              <table:table-cell office:value-type="float" office:value="0.004352">
                <text:p>0.004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0708">
                <text:p>0.850708</text:p>
              </table:table-cell>
              <table:table-cell office:value-type="float" office:value="0.039578">
                <text:p>0.0395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6926">
                <text:p>0.866926</text:p>
              </table:table-cell>
              <table:table-cell office:value-type="float" office:value="0.008844">
                <text:p>0.0088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9368">
                <text:p>0.869368</text:p>
              </table:table-cell>
              <table:table-cell office:value-type="float" office:value="0.037292">
                <text:p>0.0372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4454">
                <text:p>0.884454</text:p>
              </table:table-cell>
              <table:table-cell office:value-type="float" office:value="0.011647">
                <text:p>0.011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9048">
                <text:p>0.89048</text:p>
              </table:table-cell>
              <table:table-cell office:value-type="float" office:value="0.03538">
                <text:p>0.03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01606">
                <text:p>0.901606</text:p>
              </table:table-cell>
              <table:table-cell office:value-type="float" office:value="0.015016">
                <text:p>0.015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07632">
                <text:p>0.907632</text:p>
              </table:table-cell>
              <table:table-cell office:value-type="float" office:value="0.034038">
                <text:p>0.0340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20642">
                <text:p>0.920642</text:p>
              </table:table-cell>
              <table:table-cell office:value-type="float" office:value="0.018382">
                <text:p>0.0183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3843">
                <text:p>0.923843</text:p>
              </table:table-cell>
              <table:table-cell office:value-type="float" office:value="0.032321">
                <text:p>0.032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40432">
                <text:p>0.940432</text:p>
              </table:table-cell>
              <table:table-cell office:value-type="float" office:value="0.022878">
                <text:p>0.0228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5896">
                <text:p>0.945896</text:p>
              </table:table-cell>
              <table:table-cell office:value-type="float" office:value="0.031161">
                <text:p>0.031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50044">
                <text:p>0.950044</text:p>
              </table:table-cell>
              <table:table-cell office:value-type="float" office:value="0.024372">
                <text:p>0.0243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58149">
                <text:p>0.958149</text:p>
              </table:table-cell>
              <table:table-cell office:value-type="float" office:value="0.025304">
                <text:p>0.025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106">
                <text:p>0.962106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8893">
                <text:p>0.968893</text:p>
              </table:table-cell>
              <table:table-cell office:value-type="float" office:value="0.025666">
                <text:p>0.025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78317">
                <text:p>0.978317</text:p>
              </table:table-cell>
              <table:table-cell office:value-type="float" office:value="0.027915">
                <text:p>0.027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3783">
                <text:p>0.983783</text:p>
              </table:table-cell>
              <table:table-cell office:value-type="float" office:value="0.025835">
                <text:p>0.0258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1511">
                <text:p>0.991511</text:p>
              </table:table-cell>
              <table:table-cell office:value-type="float" office:value="0.027144">
                <text:p>0.0271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9805">
                <text:p>0.999805</text:p>
              </table:table-cell>
              <table:table-cell office:value-type="float" office:value="0.026567">
                <text:p>0.0265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